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etersburgC" svg:font-family="PetersburgC" style:font-family-generic="roman" style:font-pitch="variable"/>
    <style:font-face style:name="PetersburgC-Bold" svg:font-family="PetersburgC-Bold" style:font-family-generic="roman" style:font-pitch="variable"/>
  </office:font-face-decls>
  <office:automatic-styles>
    <style:style style:name="P1" style:family="paragraph" style:parent-style-name="Standard" style:list-style-name="L2">
      <style:text-properties officeooo:paragraph-rsid="001ee402"/>
    </style:style>
    <style:style style:name="P2" style:family="paragraph" style:parent-style-name="Standard" style:list-style-name="L2">
      <style:text-properties officeooo:paragraph-rsid="00209eaa"/>
    </style:style>
    <style:style style:name="P3" style:family="paragraph" style:parent-style-name="Standard" style:list-style-name="L2">
      <style:text-properties officeooo:paragraph-rsid="00215758"/>
    </style:style>
    <style:style style:name="P4" style:family="paragraph" style:parent-style-name="Standard" style:list-style-name="L2">
      <style:text-properties officeooo:paragraph-rsid="00228efb"/>
    </style:style>
    <style:style style:name="P5" style:family="paragraph" style:parent-style-name="Standard" style:list-style-name="L3">
      <style:text-properties officeooo:paragraph-rsid="00243645"/>
    </style:style>
    <style:style style:name="P6" style:family="paragraph" style:parent-style-name="Standard" style:list-style-name="L3">
      <style:text-properties officeooo:paragraph-rsid="0024dcbe"/>
    </style:style>
    <style:style style:name="P7" style:family="paragraph" style:parent-style-name="Standard" style:list-style-name="L3">
      <style:text-properties officeooo:paragraph-rsid="0025475c"/>
    </style:style>
    <style:style style:name="P8" style:family="paragraph" style:parent-style-name="Standard" style:list-style-name="L3">
      <style:text-properties officeooo:paragraph-rsid="00268114"/>
    </style:style>
    <style:style style:name="P9" style:family="paragraph" style:parent-style-name="Standard" style:list-style-name="L3">
      <style:text-properties officeooo:paragraph-rsid="0027e376"/>
    </style:style>
    <style:style style:name="P10" style:family="paragraph" style:parent-style-name="Standard" style:list-style-name="L3">
      <style:text-properties officeooo:paragraph-rsid="00298582"/>
    </style:style>
    <style:style style:name="P11" style:family="paragraph" style:parent-style-name="Standard" style:list-style-name="L3">
      <style:text-properties officeooo:paragraph-rsid="002b2d16"/>
    </style:style>
    <style:style style:name="P12" style:family="paragraph" style:parent-style-name="Standard">
      <style:paragraph-properties fo:text-align="center" style:justify-single-word="false"/>
      <style:text-properties fo:font-weight="bold" officeooo:paragraph-rsid="00243645" style:font-weight-asian="bold" style:font-weight-complex="bold"/>
    </style:style>
    <style:style style:name="P13" style:family="paragraph" style:parent-style-name="Standard" style:list-style-name="L1">
      <style:paragraph-properties fo:text-align="center" style:justify-single-word="false"/>
      <style:text-properties fo:font-weight="bold" officeooo:rsid="001ee402" officeooo:paragraph-rsid="001ee402" style:font-weight-asian="bold" style:font-weight-complex="bold"/>
    </style:style>
    <style:style style:name="T1" style:family="text">
      <style:text-properties officeooo:rsid="001ee402"/>
    </style:style>
    <style:style style:name="T2" style:family="text">
      <style:text-properties officeooo:rsid="00209eaa"/>
    </style:style>
    <style:style style:name="T3" style:family="text">
      <style:text-properties officeooo:rsid="00210cf2"/>
    </style:style>
    <style:style style:name="T4" style:family="text">
      <style:text-properties officeooo:rsid="00228efb"/>
    </style:style>
    <style:style style:name="T5" style:family="text">
      <style:text-properties officeooo:rsid="00243645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25475c"/>
    </style:style>
    <style:style style:name="T8" style:family="text">
      <style:text-properties officeooo:rsid="00268114"/>
    </style:style>
    <style:style style:name="T9" style:family="text">
      <style:text-properties officeooo:rsid="0027e376"/>
    </style:style>
    <style:style style:name="T10" style:family="text">
      <style:text-properties officeooo:rsid="002907fa"/>
    </style:style>
    <style:style style:name="T11" style:family="text">
      <style:text-properties officeooo:rsid="00298582"/>
    </style:style>
    <style:style style:name="T12" style:family="text">
      <style:text-properties officeooo:rsid="002bf26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3">Сталинград</text:p>
        </text:list-header>
      </text:list>
      <text:list xml:id="list3270031850" text:style-name="L2">
        <text:list-item>
          <text:p text:style-name="P1"><text:span text:style-name="T1">ко второй половине 1942го: налажено производство вооружения, ч</text:span>исленность Красной Армии приближалась к 6,6 млн человек против 6,2 млн у вермахта и его союзников</text:p>
        </text:list-item>
        <text:list-item>
          <text:p text:style-name="P1"><text:span text:style-name="T1">д</text:span>остигнуто превосходство по орудиям, танкам, самолетам</text:p>
        </text:list-item>
        <text:list-item>
          <text:p text:style-name="P2">Идея контрнаступления под Сталинградом родилась с началом вражеского штурма города. 12 сентября Г. К. Жуков и A. M. Василевский (начальник Генштаба с июня 1942 г.) докладывали обстановку в городе и вокруг него И. В. Сталину, <text:span text:style-name="T1">тот попросил их обдумать план</text:span></text:p>
        </text:list-item>
        <text:list-item>
          <text:p text:style-name="P2"><text:span text:style-name="T2">план «Уран» (разработан в сент-окт 1942): </text:span>активной обороной ослабить противника, затем нанести во фланги вражеской группировки удары большой силы, которые резко изменили бы стратегическую обстановку на юге страны</text:p>
        </text:list-item>
        <text:list-item>
          <text:p text:style-name="P2"><text:span text:style-name="T2">операция</text:span> осуществлялась войсками Юго-Западного фронта (командующий Н. Ф. Ватутин), Донского, образованного в результате переименования бывшего Сталинградского фронта (К. К. Рокоссовский), и вновь созданного Сталинградского фронта (А. И. Еременко) при содействии Волжской военной флотилии (контр-адмирал Д. Д. Рогачев)</text:p>
        </text:list-item>
        <text:list-item>
          <text:p text:style-name="P2">Руководство подготовкой контрнаступления по Юго-Западному и Донскому фронтам было возложено на Г. К. Жукова, по Сталинградскому — на A. M. Василевского.</text:p>
        </text:list-item>
        <text:list-item>
          <text:p text:style-name="P2">19 ноября 1942 г. советские войска перешли в контрнаступление.</text:p>
        </text:list-item>
        <text:list-item>
          <text:p text:style-name="P2">23 ноября танковые части Сталинградского и Юго-Западного фронтов соединились у города Калач-на-Дону и замкнули кольцо окружения, в котором оказалось 22 дивизии врага (более 330 тыс. человек).</text:p>
        </text:list-item>
        <text:list-item>
          <text:p text:style-name="P2">Днем ранее московское радио сообщило о взятии в плен командующего 64й армии генерал-фельдмаршала Ф. Паулюса. Всего в Сталинградской битве противник потерял четвертую часть сил, действовавших на Восточном фронте.</text:p>
        </text:list-item>
        <text:list-item>
          <text:p text:style-name="P2">Маршал<text:span text:style-name="T2">ы</text:span> Советского Союза: Жукову (18 января) и A. M. Василевскому (16 февраля), В. Сталин <text:span text:style-name="T2">(6 марта); в</text:span> 1944 г.: И. С. Конев, Л. А. Говоров, К. К. Рокоссовский, Р. Я. Малиновский, Ф. И. Толбухин, К. А. Мерецков.</text:p>
        </text:list-item>
        <text:list-item>
          <text:p text:style-name="P3"><text:span text:style-name="T3">Общее наступление; враг вывел части с Северного Кавказа</text:span></text:p>
        </text:list-item>
        <text:list-item>
          <text:p text:style-name="P4">частичный прорыв блокады Ленинграда - 18 января 1943 г.. Между Ладожским озером и линией фронта был образован коридор шириной до 11 км, по нему за две недели проложены автомобильная и железная дороги. </text:p>
        </text:list-item>
        <text:list-item>
          <text:p text:style-name="P4"><text:span text:style-name="T4">Погибло </text:span>за время блокады 642 тыс. человек от голода, болезней и 21 тыс. от артобстрелов</text:p>
        </text:list-item>
        <text:list-item>
          <text:p text:style-name="P4">За первую половину 1943 г. освобождены Ржев, Вязьма, Ростов-на-Дону, Шахты</text:p>
        </text:list-item>
        <text:list-item>
          <text:p text:style-name="P4">8 февраля 1943 г. освободили город Курск.</text:p>
          <text:p text:style-name="P4"/>
        </text:list-item>
      </text:list>
      <text:p text:style-name="P12">Курская битва</text:p>
      <text:list xml:id="list2531539990" text:style-name="L3">
        <text:list-item>
          <text:p text:style-name="P5">К лету 1943 г. фронт стабилизировался. Немецкое командов<text:span text:style-name="T12">а</text:span>ние с апреля разрабатывало операцию «Цитадель»: <text:span text:style-name="T5">п</text:span>ланировалось разгромить войска Центрального и Воронежского фронтов, оборонявших Курскую дугу, и развить наступление на Москву. Для осуществления операции немцы сконцентрировали свыше 900 тыс. человек, около 100 тыс. орудий и минометов, 2700 танков и штурмовых орудий, более 2 тыс. самолетов. Пополнения войск удалось достичь за счет тотальной мобилизации.</text:p>
        </text:list-item>
        <text:list-item>
          <text:p text:style-name="P5"><text:span text:style-name="T5">Советский план: </text:span>обескровить врага в оборонительных боях, затем перейти в контрнаступление.</text:p>
        </text:list-item>
        <text:list-item>
          <text:p text:style-name="P6">Английские криптографы в июле 1941 г. разгадали код немецкой шифровальной машины «Энигма» («Загадка»), используемый на Восточном фронте. <text:span text:style-name="T5">Это </text:span>позвол<text:span text:style-name="T5">ило</text:span> следить за «Цитаделью» начиная с 15 апреля.</text:p>
        </text:list-item>
        <text:list-item>
          <text:p text:style-name="P6"><text:soft-page-break/>Сыграли свою роль и сведения, поступавшие от агентурной группы лондонской резидентуры советской разведки, известной как «Кембриджская пятерка». Д. Кернкросс, один из членов пятерки, накануне Курской битвы сообщил о дислокации на этом на правлении 17 немецких аэродромов. Советская авиация уничтожила на них 500 самолетов.</text:p>
        </text:list-item>
        <text:list-item>
          <text:p text:style-name="P6">5 июля 1943 г. немецкие войска перешли в наступление с целью окружения советских частей в районе Курска. Плененные накануне немецкие солдаты показали, что наступление назначено на 4 ч утра.</text:p>
        </text:list-item>
        <text:list-item>
          <text:p text:style-name="P6">Командующие фронтов К. К. Рокоссовский (Центральный) и Н. Ф. Ватутин (Воронежский) приказали упредить наступление артиллерийской контрподготовкой.</text:p>
        </text:list-item>
        <text:list-item>
          <text:p text:style-name="P6">Противнику удалось вклиниться в нашу оборону на отдельных участках до 10– 35 км. На северном крыле курского выступа немцы к 7 июля продвинулись к населенному пункту П<text:span text:style-name="T6">о</text:span>ныри. Потеряв до 50 тыс. человек убитыми и около 400 танков, противник вынужден был прекратить наступление.</text:p>
        </text:list-item>
        <text:list-item>
          <text:p text:style-name="P7">На южном фланге курского выступа <text:span text:style-name="T7">н</text:span>а рассвете 12 июля в расположении войск Воронежского фронта, у деревни Прохоровка, началось сражение, продолж<text:span text:style-name="T7">авшееся</text:span> 18 ч. <text:span text:style-name="T7">Уничтожены: немцы — 300/400 танков, советы — 500/800.</text:span></text:p>
        </text:list-item>
        <text:list-item>
          <text:p text:style-name="P8"><text:span text:style-name="T7">это было решающее поражение, т</text:span>ри последующих дня <text:span text:style-name="T7">немцы</text:span> бросались на Прохоровку, но пробиться ни через нее, ни в обход не смогли.</text:p>
        </text:list-item>
        <text:list-item>
          <text:p text:style-name="P8">Элитную танковую дивизию «Мертвая голова» немцы были вынуждены вывести из</text:p>
          <text:p text:style-name="P8">фронтовой полос<text:span text:style-name="T8">ы.</text:span></text:p>
        </text:list-item>
        <text:list-item>
          <text:p text:style-name="P9">15 июля операция «Цитадель» была прекращена, немцы перешли к обороне. <text:span text:style-name="T9">Командование</text:span> полагал<text:span text:style-name="T9">о</text:span>, что для активных действий у советской стороны сил не осталось. Это было ошибкой.</text:p>
        </text:list-item>
        <text:list-item>
          <text:p text:style-name="P9">12 июля войска Брянского (командующий М. М. Попов), Центрального (К. К. Рокоссовский) и части Западного (В. Д. Соколовский) фронтов перешли в наступление на орловскую группировку противника (операция «Кутузов»), первым крупным результатом которого было освобождение Орла (5 августа).</text:p>
        </text:list-item>
        <text:list-item>
          <text:p text:style-name="P9">3 августа началось осуществление белгородско-харьковской наступательной операции «Румянцев». 5 августа был освобожден Белгород, 23 августа — Харьков. </text:p>
        </text:list-item>
        <text:list-item>
          <text:p text:style-name="P9"><text:span text:style-name="T9">Потери советов: </text:span>операци<text:span text:style-name="T9">и</text:span> «Кутузов» и «Румянцев» - 183 тыс. <text:span text:style-name="T9">чел</text:span>., Сталинград - 470 тыс. наших солдат и офицеров</text:p>
        </text:list-item>
        <text:list-item>
          <text:p text:style-name="P10">По<text:span text:style-name="T9">тери немцев: </text:span>с начала войны по 31 августа 1943 г. <text:s/>548,5 тыс. солдат и офицеров убитыми и более 2 млн ранеными. Восполнить эти потери Германии оказалось очень трудно, <text:span text:style-name="T10">у советской стороны было больше возможностей</text:span>.</text:p>
        </text:list-item>
        <text:list-item>
          <text:p text:style-name="P10">Освободив Орел, Белгород, Харьков, советские войска перешли в общее стратегическое наступление по фронту в 2 тыс. км. Коренной перелом в войне, начатый под Сталинградом, завершился битвой за Днепр.</text:p>
        </text:list-item>
        <text:list-item>
          <text:p text:style-name="P11">6 ноября освобожден <text:span text:style-name="T11">Киев</text:span>. От врагов очищен ряд областей РСФСР, Левобережная Украина, Донбасс. С ноября 1942 по декабрь 1943 г. было освобождено 46,2% захваченной ранее советской территории, а с учетом территории, освобожденной до ноября 1942 г. — 53% (до войны здесь проживали почти 46 млн человек).</text:p>
        </text:list-item>
        <text:list-item>
          <text:p text:style-name="P11">К 1944 г. разгромлена половина дивизий противника, начался распад фашистского блока. Из войны была выведена Италия.</text:p>
        </text:list-item>
        <text:list-item>
          <text:p text:style-name="P11">Разгром итальянских войск под Сталинградом и высадка англо-американских войск на Сицилии (9 июля 1943 г.) привели к смещению королем 25 июля с поста премьер-министра и аресту Б. Муссолини. Однако он был освобожден немцами и создал под их защитой «республику Сало». 8 сентября 1943 г. север и центр Италии были оккупированы Германией. Фашисты держались здесь до конца войны, ведя борьбу с партизанскими отрядами итальянского Сопротивле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etersburgC" svg:font-family="PetersburgC" style:font-family-generic="roman" style:font-pitch="variable"/>
    <style:font-face style:name="PetersburgC-Bold" svg:font-family="PetersburgC-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23:48:01.631000000</meta:creation-date>
    <dc:date>2024-04-30T02:45:41.322000000</dc:date>
    <meta:editing-duration>PT2H57M31S</meta:editing-duration>
    <meta:editing-cycles>16</meta:editing-cycles>
    <meta:generator>LibreOffice/7.4.1.2$Windows_X86_64 LibreOffice_project/3c58a8f3a960df8bc8fd77b461821e42c061c5f0</meta:generator>
    <meta:document-statistic meta:table-count="0" meta:image-count="0" meta:object-count="0" meta:page-count="2" meta:paragraph-count="38" meta:word-count="937" meta:character-count="6422" meta:non-whitespace-character-count="5551"/>
  </office:meta>
</office:document-meta>
</file>